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96b4" officeooo:paragraph-rsid="000a96b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9e12" officeooo:paragraph-rsid="000f9e1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3a20" officeooo:paragraph-rsid="00123a2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cab0d" officeooo:paragraph-rsid="000cab0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e75f9" officeooo:paragraph-rsid="000e75f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9e12" officeooo:paragraph-rsid="000f9e1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23a20" officeooo:paragraph-rsid="00123a2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a00e" officeooo:paragraph-rsid="0014a00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6f4f7" officeooo:paragraph-rsid="0016f4f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8786" style:font-weight-asian="bold" style:font-weight-complex="bold"/>
    </style:style>
    <style:style style:name="T3" style:family="text">
      <style:text-properties fo:font-weight="bold" officeooo:rsid="0013bce3" style:font-weight-asian="bold" style:font-weight-complex="bold"/>
    </style:style>
    <style:style style:name="T4" style:family="text">
      <style:text-properties fo:font-weight="bold" officeooo:rsid="0018202b" style:font-weight-asian="bold" style:font-weight-complex="bold"/>
    </style:style>
    <style:style style:name="T5" style:family="text">
      <style:text-properties officeooo:rsid="0011523c"/>
    </style:style>
    <style:style style:name="T6" style:family="text">
      <style:text-properties officeooo:rsid="00138786"/>
    </style:style>
    <style:style style:name="T7" style:family="text">
      <style:text-properties officeooo:rsid="0013bce3"/>
    </style:style>
    <style:style style:name="T8" style:family="text">
      <style:text-properties officeooo:rsid="00182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 token: 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</text:p>
      <text:p text:style-name="P1">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</text:p>
      <text:p text:style-name="P1">SOME IMPORTANT FIT COMMANDS</text:p>
      <text:p text:style-name="P2">A. Local Implementation</text:p>
      <text:p text:style-name="P4">1. <text:span text:style-name="T1">Setup your GitHub account on you local PC</text:span></text:p>
      <text:p text:style-name="P4"><text:span text:style-name="T1"><text:tab/></text:span>git init</text:p>
      <text:p text:style-name="P4"><text:tab/>git config –global user.email “youremail”</text:p>
      <text:p text:style-name="P4"><text:tab/>git config –global user.name “yourusername”</text:p>
      <text:p text:style-name="P5">2. <text:span text:style-name="T1">Check the differences between the currently version and the previous version of the repository</text:span></text:p>
      <text:p text:style-name="P5"><text:tab/>git diff &lt;fileName&gt;</text:p>
      <text:p text:style-name="P5">3. <text:span text:style-name="T1">Revert to previous version of the file (on local PC)</text:span></text:p>
      <text:p text:style-name="P5"><text:span text:style-name="T1"><text:tab/></text:span>git checkout &lt;fileName&gt;</text:p>
      <text:p text:style-name="P5"/>
      <text:p text:style-name="P2">B. Git Remote Repositories</text:p>
      <text:p text:style-name="P6"><text:tab/><text:span text:style-name="T5">git remote addd &lt;name eg origin&gt; &lt;url&gt;</text:span></text:p>
      <text:p text:style-name="P7">1. <text:span text:style-name="T1">Git Ignore</text:span></text:p>
      <text:p text:style-name="P7"><text:span text:style-name="T1"><text:tab/></text:span><text:span text:style-name="T2">Create a git Ignore file to avoid others from seeing the file examples files to store API or or <text:tab/>secret stuffs</text:span></text:p>
      <text:p text:style-name="P7"><text:span text:style-name="T2"><text:tab/><text:tab/>&gt;</text:span><text:span text:style-name="T6">touch .gitignore</text:span></text:p>
      <text:p text:style-name="P7"><text:tab/><text:span text:style-name="T2">To remove files from the the staging area</text:span></text:p>
      <text:p text:style-name="P7"><text:span text:style-name="T2"><text:tab/><text:tab/></text:span><text:span text:style-name="T6">git rm –cached -r .</text:span></text:p>
      <text:p text:style-name="P7"><text:tab/><text:span text:style-name="T3">Setup the files to be ignored: </text:span><text:span text:style-name="T7">Go into the .gitignore file and add the files which you would like <text:tab/>to ignore.</text:span></text:p>
      <text:p text:style-name="P8">2. <text:span text:style-name="T1">Git Clone</text:span></text:p>
      <text:p text:style-name="P8"><text:span text:style-name="T1"><text:tab/></text:span>git clone &lt;url&gt;</text:p>
      <text:p text:style-name="P9">3. <text:span text:style-name="T1">Branching and Merging</text:span></text:p>
      <text:p text:style-name="P9"><text:span text:style-name="T1"><text:tab/></text:span>git branch &lt;branchName&gt;</text:p>
      <text:p text:style-name="P9"><text:tab/><text:span text:style-name="T1">login to a new branch</text:span></text:p>
      <text:p text:style-name="P9"><text:span text:style-name="T1"><text:tab/><text:tab/></text:span>git checkout &lt;branchName&gt;</text:p>
      <text:p text:style-name="P9"/>
      <text:p text:style-name="P9"><text:tab/><text:span text:style-name="T4">Merge the changes of the created branch to the main or master branch</text:span></text:p>
      <text:p text:style-name="P9"><text:span text:style-name="T4"><text:tab/><text:tab/></text:span><text:span text:style-name="T8">git merge &lt;branchName&gt;</text:span></text:p>
      <text:p text:style-name="P9"><text:tab/><text:tab/><text:span text:style-name="T4">press :q! To save and quit</text:span></text:p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9:10:51.041424098</meta:creation-date>
    <meta:generator>LibreOffice/7.3.7.2$Linux_X86_64 LibreOffice_project/30$Build-2</meta:generator>
    <dc:date>2024-03-28T14:12:47.202053773</dc:date>
    <meta:editing-duration>PT51M21S</meta:editing-duration>
    <meta:editing-cycles>7</meta:editing-cycles>
    <meta:document-statistic meta:table-count="0" meta:image-count="0" meta:object-count="0" meta:page-count="1" meta:paragraph-count="29" meta:word-count="178" meta:character-count="1102" meta:non-whitespace-character-count="928"/>
  </office:meta>
</office:document-meta>
</file>